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he tale “A Good Man Is Hard To Find” (1953) is an appropriate point of departure to analyse O’Connor’s freaks. In it, a family of six members – which includes a grandmother, two young children, a baby and their parents – leaves Atlanta for a short trip in Florida, but they never reach their destination. On their way they meet the Misfit, a dangerous criminal escaped from the Federal Pen, who kills them one by one. Only the cat, taken by the grandmother without her son’s knowledge, and partly responsible for the accident, survives the killing. No doubt, the story – “wild, violent and comic” – foregrounds distortion and depicts all its characters as freaks. Thus, the members of this family have nothing to do with the image of a traditional Southern family; on the contrary, and despite the conservatism associated with the nineteen fifties, they anticipate characteristics of present-day average or even dysfunctional families.</text:p>
      <text:p text:style-name="Text_20_body">The children’s mother, with her face “as a cabbage” and her head-kerchief with “two points on the top like a rabbit’s ears,”<text:note text:id="ftn0" text:note-class="footnote"><text:note-citation>1</text:note-citation><text:note-body><text:p text:style-name="Footnote">Flannery O’Connor, The Complete Stories (London: Faber and Faber, 1990), 117. Further references in the text abbreviated as GM.</text:p></text:note-body></text:note> appears so stupid that is not even fit to stand for the parody of the Southern Belle or lady: in an absurd and comic fashion, she answers “Yes, thank you” (GM, 131) to the Misfit’s request to follow her killers and join her dead husband. Most likely, O’Connor parodies here the Southern overemphasis on manners. In turn, Bailey, the children’s father, ineffectual and weak, proves incapable of handling his own family, and therefore, even more inadequate to confront the Misfit. His freakishness is emphasised by the ludicrous pattern of his shirt – yellow with bright blue parrots – a pattern that suggests not only a strident style, but also an imitative personality. As for the children, they are not only quarrelsome and impolite, but also perverse. We can now recall their shocking reaction after their car has turned over: “ ‘We’ve had an ACCIDENT,’ the children screamed in a frenzy of delight. ‘But nobody’s killed,’ June Star said with disappointment” (GM, 125).</text:p>
      <text:p text:style-name="Text_20_body">The most peculiar characters in the tale are the protagonists: the grandmother and the Misfit. It is the dialogue between them that conveys the coming of grace and the grandmother’s epiphany. Ironically, the violent Misfit becomes the disrupting agent of revelation, and the pious and hypocritical grandmother, the recipient of grace. Their conversation – serious and comical at the same time – highlights opposing approaches to life and religion. The grandmother betrays her selfishness, shallow faith, and hypocrisy through her repetitive silly phrases, full of clichés, intended to postpone of even avoid death, such as “You wouldn’t shoot a lady, would you?,” or “I know you’re a good man. You don’t look a bit like you have common blood.” She even advises the Misfit to pray: “If you would pray, [. . .] Jesus would help you” (GM, 130).</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